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arget F = 5000</text:p>
          </table:table-cell>
          <table:table-cell table:number-columns-repeated="2"/>
          <table:table-cell office:value-type="string" calcext:value-type="string">
            <text:p>Target F = 10000</text:p>
          </table:table-cell>
          <table:table-cell table:number-columns-repeated="2"/>
          <table:table-cell office:value-type="string" calcext:value-type="string">
            <text:p>Target F = 10000</text:p>
          </table:table-cell>
          <table:table-cell/>
        </table:table-row>
        <table:table-row table:style-name="ro1">
          <table:table-cell office:value-type="string" calcext:value-type="string">
            <text:p>Input F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Input F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Amplitud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.326" calcext:value-type="float">
            <text:p>24.3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.858" calcext:value-type="float">
            <text:p>9.858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121.697" calcext:value-type="float">
            <text:p>121.6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7.935" calcext:value-type="float">
            <text:p>177.93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11.953" calcext:value-type="float">
            <text:p>111.953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243.74" calcext:value-type="float">
            <text:p>243.7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18.291" calcext:value-type="float">
            <text:p>318.29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29.471" calcext:value-type="float">
            <text:p>129.471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359.028" calcext:value-type="float">
            <text:p>359.02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08.932" calcext:value-type="float">
            <text:p>608.93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27.461" calcext:value-type="float">
            <text:p>127.46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78.026" calcext:value-type="float">
            <text:p>478.02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14.577" calcext:value-type="float">
            <text:p>4914.577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83.515" calcext:value-type="float">
            <text:p>83.51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564.888" calcext:value-type="float">
            <text:p>564.88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75.292" calcext:value-type="float">
            <text:p>375.292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2.347" calcext:value-type="float">
            <text:p>82.347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708.476" calcext:value-type="float">
            <text:p>708.47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85.477" calcext:value-type="float">
            <text:p>85.477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79.472" calcext:value-type="float">
            <text:p>79.472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793.774" calcext:value-type="float">
            <text:p>793.77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8.542" calcext:value-type="float">
            <text:p>68.54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34.958" calcext:value-type="float">
            <text:p>134.95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945.128" calcext:value-type="float">
            <text:p>945.12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.703" calcext:value-type="float">
            <text:p>39.703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276.647" calcext:value-type="float">
            <text:p>276.647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1068.34" calcext:value-type="float">
            <text:p>1068.3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8.281" calcext:value-type="float">
            <text:p>58.28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373.92" calcext:value-type="float">
            <text:p>2373.9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134.303" calcext:value-type="float">
            <text:p>1134.303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44.235" calcext:value-type="float">
            <text:p>144.235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751.767" calcext:value-type="float">
            <text:p>751.767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1303.325" calcext:value-type="float">
            <text:p>1303.32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86.871" calcext:value-type="float">
            <text:p>86.871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319.321" calcext:value-type="float">
            <text:p>319.32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363.351" calcext:value-type="float">
            <text:p>1363.35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08.419" calcext:value-type="float">
            <text:p>108.419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249.564" calcext:value-type="float">
            <text:p>249.564</text:p>
          </table:table-cell>
          <table:table-cell/>
          <table:table-cell office:value-type="float" office:value="0.975" calcext:value-type="float">
            <text:p>0.975</text:p>
          </table:table-cell>
          <table:table-cell office:value-type="float" office:value="1551.713" calcext:value-type="float">
            <text:p>1551.71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6.235" calcext:value-type="float">
            <text:p>16.235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58.406" calcext:value-type="float">
            <text:p>58.406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589.727" calcext:value-type="float">
            <text:p>1589.72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.13" calcext:value-type="float">
            <text:p>5.13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88.359" calcext:value-type="float">
            <text:p>88.359</text:p>
          </table:table-cell>
          <table:table-cell/>
          <table:table-cell office:value-type="float" office:value="1.125" calcext:value-type="float">
            <text:p>1.125</text:p>
          </table:table-cell>
          <table:table-cell office:value-type="float" office:value="1723.291" calcext:value-type="float">
            <text:p>1723.29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79.537" calcext:value-type="float">
            <text:p>79.537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52.626" calcext:value-type="float">
            <text:p>52.62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904.642" calcext:value-type="float">
            <text:p>1904.64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62.231" calcext:value-type="float">
            <text:p>62.231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69.13" calcext:value-type="float">
            <text:p>69.13</text:p>
          </table:table-cell>
          <table:table-cell/>
          <table:table-cell office:value-type="float" office:value="1.275" calcext:value-type="float">
            <text:p>1.275</text:p>
          </table:table-cell>
          <table:table-cell office:value-type="float" office:value="1930.974" calcext:value-type="float">
            <text:p>1930.97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4.989" calcext:value-type="float">
            <text:p>34.989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16.134" calcext:value-type="float">
            <text:p>16.134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2069.105" calcext:value-type="float">
            <text:p>2069.10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65.783" calcext:value-type="float">
            <text:p>65.783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109.26" calcext:value-type="float">
            <text:p>109.26</text:p>
          </table:table-cell>
          <table:table-cell/>
          <table:table-cell office:value-type="float" office:value="1.425" calcext:value-type="float">
            <text:p>1.425</text:p>
          </table:table-cell>
          <table:table-cell office:value-type="float" office:value="2180.935" calcext:value-type="float">
            <text:p>2180.93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1.111" calcext:value-type="float">
            <text:p>61.11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80.032" calcext:value-type="float">
            <text:p>80.03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48.221" calcext:value-type="float">
            <text:p>2348.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25:38.624000000</meta:creation-date>
    <dc:date>2017-10-02T11:51:08.447000000</dc:date>
    <meta:editing-duration>PT13M45S</meta:editing-duration>
    <meta:editing-cycles>1</meta:editing-cycles>
    <meta:document-statistic meta:table-count="1" meta:cell-count="129" meta:object-count="0"/>
    <meta:generator>LibreOffice/5.3.2.2$Windows_X86_64 LibreOffice_project/6cd4f1ef626f15116896b1d8e1398b56da0d0ee1</meta:generator>
  </office:meta>
</office:document-meta>
</file>